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 fo:text-align="center" style:justify-single-word="false"/>
    </style:style>
    <style:style style:name="P2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Calibri" fo:font-size="14pt" fo:font-weight="bold" style:font-size-asian="14pt" style:font-weight-asian="bold"/>
    </style:style>
    <style:style style:name="P3" style:family="paragraph" style:parent-style-name="Standard">
      <style:text-properties officeooo:rsid="001e8cdb" officeooo:paragraph-rsid="001e8cdb"/>
    </style:style>
    <style:style style:name="P4" style:family="paragraph" style:parent-style-name="Standard">
      <style:text-properties officeooo:rsid="001eb8ac" officeooo:paragraph-rsid="001eb8ac"/>
    </style:style>
    <style:style style:name="P5" style:family="paragraph" style:parent-style-name="Standard">
      <style:text-properties officeooo:rsid="00206621" officeooo:paragraph-rsid="00206621"/>
    </style:style>
    <style:style style:name="P6" style:family="paragraph" style:parent-style-name="Standard">
      <style:text-properties officeooo:rsid="00213ac5" officeooo:paragraph-rsid="00213ac5"/>
    </style:style>
    <style:style style:name="P7" style:family="paragraph" style:parent-style-name="Standard" style:list-style-name="WWNum2">
      <style:paragraph-properties fo:margin-left="0.635cm" fo:margin-right="0cm" fo:margin-top="0cm" fo:margin-bottom="0.353cm" loext:contextual-spacing="false" fo:line-height="115%" fo:text-indent="-0.635cm" style:auto-text-indent="false"/>
      <style:text-properties style:font-name="Calibri" fo:font-size="11pt" fo:language="pl" fo:country="none" fo:font-weight="normal" style:font-size-asian="11pt" style:font-weight-asian="normal" style:font-size-complex="11pt"/>
    </style:style>
    <style:style style:name="P8" style:family="paragraph" style:parent-style-name="Standard" style:list-style-name="WWNum2">
      <style:paragraph-properties fo:margin-left="0.635cm" fo:margin-right="0cm" fo:margin-top="0cm" fo:margin-bottom="0.353cm" loext:contextual-spacing="false" fo:line-height="115%" fo:text-indent="-0.635cm" style:auto-text-indent="false"/>
      <style:text-properties style:font-name="Calibri" fo:font-size="11pt" fo:language="pl" fo:country="none" fo:font-weight="normal" officeooo:rsid="001485c4" officeooo:paragraph-rsid="001485c4" style:font-size-asian="11pt" style:font-weight-asian="normal" style:font-size-complex="11pt"/>
    </style:style>
    <style:style style:name="P9" style:family="paragraph" style:parent-style-name="Standard" style:list-style-name="WWNum2">
      <style:paragraph-properties fo:margin-left="0.635cm" fo:margin-right="0cm" fo:margin-top="0cm" fo:margin-bottom="0.353cm" loext:contextual-spacing="false" fo:line-height="115%" fo:text-indent="-0.635cm" style:auto-text-indent="false"/>
      <style:text-properties style:font-name="Calibri" fo:font-size="11pt" fo:language="pl" fo:country="none" fo:font-weight="normal" style:font-size-asian="11pt" style:font-weight-asian="normal"/>
    </style:style>
    <style:style style:name="P10" style:family="paragraph" style:parent-style-name="Standard" style:list-style-name="WWNum2">
      <style:paragraph-properties fo:margin-left="0.635cm" fo:margin-right="0cm" fo:margin-top="0cm" fo:margin-bottom="0.353cm" loext:contextual-spacing="false" fo:line-height="115%" fo:text-indent="-0.635cm" style:auto-text-indent="false"/>
      <style:text-properties fo:font-size="11pt" officeooo:paragraph-rsid="0012fc74" style:font-size-asian="11pt" style:font-size-complex="11pt"/>
    </style:style>
    <style:style style:name="P11" style:family="paragraph" style:parent-style-name="Standard" style:list-style-name="WWNum2">
      <style:paragraph-properties fo:margin-left="0.635cm" fo:margin-right="0cm" fo:margin-top="0cm" fo:margin-bottom="0.353cm" loext:contextual-spacing="false" fo:line-height="115%" fo:text-indent="-0.635cm" style:auto-text-indent="false"/>
    </style:style>
    <style:style style:name="P12" style:family="paragraph" style:parent-style-name="Standard" style:list-style-name="WWNum2">
      <style:paragraph-properties fo:margin-left="0.635cm" fo:margin-right="0cm" fo:margin-top="0cm" fo:margin-bottom="0.353cm" loext:contextual-spacing="false" fo:line-height="115%" fo:text-indent="-0.635cm" style:auto-text-indent="false"/>
      <style:text-properties officeooo:paragraph-rsid="002329c1"/>
    </style:style>
    <style:style style:name="P13" style:family="paragraph" style:parent-style-name="Standard" style:list-style-name="L1">
      <style:paragraph-properties fo:margin-top="0cm" fo:margin-bottom="0.353cm" loext:contextual-spacing="false" fo:line-height="115%"/>
      <style:text-properties style:font-name="Calibri" fo:font-size="11pt" fo:language="pl" fo:country="none" fo:font-weight="normal" officeooo:rsid="001485c4" officeooo:paragraph-rsid="001485c4" style:font-size-asian="11pt" style:font-weight-asian="normal" style:font-size-complex="11pt"/>
    </style:style>
    <style:style style:name="P14" style:family="paragraph" style:parent-style-name="Standard" style:list-style-name="L1">
      <style:paragraph-properties fo:margin-top="0cm" fo:margin-bottom="0.353cm" loext:contextual-spacing="false" fo:line-height="115%"/>
      <style:text-properties style:font-name="Calibri" fo:font-size="11pt" fo:language="pl" fo:country="none" fo:font-weight="normal" officeooo:rsid="001607a8" officeooo:paragraph-rsid="001607a8" style:font-size-asian="11pt" style:font-weight-asian="normal" style:font-size-complex="11pt"/>
    </style:style>
    <style:style style:name="P15" style:family="paragraph" style:parent-style-name="Standard" style:list-style-name="L1">
      <style:paragraph-properties fo:margin-top="0cm" fo:margin-bottom="0.353cm" loext:contextual-spacing="false" fo:line-height="115%"/>
      <style:text-properties style:font-name="Calibri" fo:font-size="11pt" fo:language="pl" fo:country="none" fo:font-weight="normal" officeooo:rsid="001607a8" officeooo:paragraph-rsid="002329c1" style:font-size-asian="11pt" style:font-weight-asian="normal" style:font-size-complex="11pt"/>
    </style:style>
    <style:style style:name="P16" style:family="paragraph" style:parent-style-name="Standard" style:list-style-name="L1">
      <style:paragraph-properties fo:margin-top="0cm" fo:margin-bottom="0.353cm" loext:contextual-spacing="false" fo:line-height="115%"/>
      <style:text-properties style:font-name="Calibri" fo:font-size="11pt" fo:language="pl" fo:country="none" fo:font-weight="normal" officeooo:rsid="001c534f" officeooo:paragraph-rsid="001c534f" style:font-size-asian="11pt" style:font-weight-asian="normal" style:font-size-complex="11pt"/>
    </style:style>
    <style:style style:name="P17" style:family="paragraph" style:parent-style-name="Standard" style:list-style-name="L1">
      <style:paragraph-properties fo:margin-top="0cm" fo:margin-bottom="0.353cm" loext:contextual-spacing="false" fo:line-height="115%"/>
      <style:text-properties officeooo:rsid="001485c4" officeooo:paragraph-rsid="001485c4"/>
    </style:style>
    <style:style style:name="P18" style:family="paragraph" style:parent-style-name="Standard" style:list-style-name="L1">
      <style:paragraph-properties fo:margin-top="0cm" fo:margin-bottom="0.353cm" loext:contextual-spacing="false" fo:line-height="115%"/>
      <style:text-properties officeooo:rsid="0014e8fd" officeooo:paragraph-rsid="0014e8fd"/>
    </style:style>
    <style:style style:name="T1" style:family="text">
      <style:text-properties style:font-name="Calibri" fo:font-size="12pt" fo:font-weight="normal" style:font-size-asian="12pt" style:font-weight-asian="normal"/>
    </style:style>
    <style:style style:name="T2" style:family="text">
      <style:text-properties style:font-name="Calibri" fo:font-size="12pt" fo:font-weight="normal" officeooo:rsid="0012fc74" style:font-size-asian="12pt" style:font-weight-asian="normal"/>
    </style:style>
    <style:style style:name="T3" style:family="text">
      <style:text-properties style:font-name="Calibri" fo:font-size="11pt" fo:language="pl" fo:country="none" fo:font-weight="normal" style:font-size-asian="11pt" style:font-weight-asian="normal"/>
    </style:style>
    <style:style style:name="T4" style:family="text">
      <style:text-properties style:font-name="Calibri" fo:font-size="11pt" fo:language="pl" fo:country="none" fo:font-weight="normal" style:font-size-asian="11pt" style:font-weight-asian="normal" style:font-size-complex="11pt"/>
    </style:style>
    <style:style style:name="T5" style:family="text">
      <style:text-properties style:font-name="Calibri" fo:font-size="11pt" fo:language="pl" fo:country="none" fo:font-weight="normal" officeooo:rsid="0012fc74" style:font-size-asian="11pt" style:font-weight-asian="normal" style:font-size-complex="11pt"/>
    </style:style>
    <style:style style:name="T6" style:family="text">
      <style:text-properties style:font-name="Calibri" fo:font-size="11pt" fo:language="pl" fo:country="none" fo:font-weight="normal" officeooo:rsid="001462b6" style:font-size-asian="11pt" style:font-weight-asian="normal" style:font-size-complex="11pt"/>
    </style:style>
    <style:style style:name="T7" style:family="text">
      <style:text-properties style:font-name="Calibri" fo:font-size="11pt" fo:language="pl" fo:country="none" fo:font-weight="normal" officeooo:rsid="001485c4" style:font-size-asian="11pt" style:font-weight-asian="normal" style:font-size-complex="11pt"/>
    </style:style>
    <style:style style:name="T8" style:family="text">
      <style:text-properties style:font-name="Calibri" fo:font-size="11pt" fo:language="pl" fo:country="none" fo:font-weight="normal" officeooo:rsid="001607a8" style:font-size-asian="11pt" style:font-weight-asian="normal" style:font-size-complex="11pt"/>
    </style:style>
    <style:style style:name="T9" style:family="text">
      <style:text-properties style:font-name="Calibri" fo:font-size="11pt" fo:language="pl" fo:country="none" fo:font-weight="normal" officeooo:rsid="002329c1" style:font-size-asian="11pt" style:font-weight-asian="normal" style:font-size-complex="11pt"/>
    </style:style>
    <style:style style:name="T10" style:family="text">
      <style:text-properties style:font-name="Calibri" fo:font-size="11pt" fo:language="pl" fo:country="none" fo:font-weight="normal" officeooo:rsid="002382ce" style:font-size-asian="11pt" style:font-weight-asian="normal" style:font-size-complex="11pt"/>
    </style:style>
    <style:style style:name="T11" style:family="text">
      <style:text-properties style:font-name="Calibri" fo:font-size="11pt" fo:language="pl" fo:country="none" fo:font-weight="normal" officeooo:rsid="001607a8" style:font-size-asian="11pt" style:font-weight-asian="normal"/>
    </style:style>
    <style:style style:name="T12" style:family="text">
      <style:text-properties style:font-name="Calibri" fo:language="pl" fo:country="none" fo:font-weight="normal" style:font-weight-asian="normal"/>
    </style:style>
    <style:style style:name="T13" style:family="text">
      <style:text-properties style:font-name="Calibri" fo:language="pl" fo:country="none" fo:font-weight="normal" officeooo:rsid="0012fc74" style:font-weight-asian="normal"/>
    </style:style>
    <style:style style:name="T14" style:family="text">
      <style:text-properties officeooo:rsid="001c6164"/>
    </style:style>
    <style:style style:name="T15" style:family="text">
      <style:text-properties officeooo:rsid="00206621"/>
    </style:style>
    <style:style style:name="T16" style:family="text">
      <style:text-properties officeooo:rsid="002329c1"/>
    </style:style>
    <style:style style:name="T17" style:family="text">
      <style:text-properties officeooo:rsid="002382c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UD DEMO</text:p>
      <text:p text:style-name="P1"><text:span text:style-name="T1">Aplikacja do zarz</text:span><text:span text:style-name="T2">ą</text:span><text:span text:style-name="T1">dzania przepisami</text:span></text:p>
      <text:list xml:id="list3780985006" text:style-name="WWNum2">
        <text:list-item>
          <text:p text:style-name="P7">Analiza wymagań</text:p>
        </text:list-item>
        <text:list-item>
          <text:p text:style-name="P10"><text:span text:style-name="T12">Projekt techniczn</text:span><text:span text:style-name="T13">y</text:span></text:p>
          <text:p text:style-name="P12"><text:span text:style-name="T5">Aplikacja ma słuzyć do zarządania </text:span><text:span text:style-name="T6">(dodawanie, podglad, edycja) </text:span><text:span text:style-name="T5">przepisami</text:span><text:span text:style-name="T6">, użytkownikami (opcja dostepna tylko dla roli administratora). Role będą ustalały poziom uprawnień zalogowanego użytkownika. </text:span><text:span text:style-name="T7">Przy przeglądaniu przepisów, użytkownik powinien mieć <text:s/>możliwość skorzystania </text:span><text:span text:style-name="T9">z <text:s/></text:span><text:span text:style-name="T7">filtrów wyszukiwania.</text:span></text:p>
          <text:p text:style-name="P8">Funkcje:</text:p>
        </text:list-item>
      </text:list>
      <text:list xml:id="list1610013461" text:style-name="L1">
        <text:list-item>
          <text:p text:style-name="P13">Logowanie użytkownika – <text:span text:style-name="T16">opcja ma zapewnic weryfikacje użytkowników, aby tylko zalogowani użytkownicy mieli dostęp do platformy, a dostęp do jej zaawansowanych opcji (zarządzanie użytkownikami) był przydzielany tylko administratorom</text:span></text:p>
        </text:list-item>
        <text:list-item>
          <text:p text:style-name="P17"><text:span text:style-name="T8">Zmiana</text:span><text:span text:style-name="T4"> funkcjonalności programu w zalezności roli jaką posiada użytkownik – </text:span><text:span text:style-name="T10">m</text:span><text:span text:style-name="T9">ożliwość zabronienia dostępu zwykłemu użytkownikowi , poprzez ukrywanie poszczególnych elementów interfejsu, dostepu do zaawansowanych funkcji aplikacji.</text:span></text:p>
        </text:list-item>
        <text:list-item>
          <text:p text:style-name="P18"><text:span text:style-name="T8">Dodawanie</text:span><text:span text:style-name="T4"> now</text:span><text:span text:style-name="T8">ych przepisów/składników – </text:span><text:span text:style-name="T9">możliwość dodania nowego przepisu, uzupełnienia go o składniki istniejące już w bazie danych, oraz stworzenia nowych składników.</text:span></text:p>
        </text:list-item>
        <text:list-item>
          <text:p text:style-name="P15">Przeglądanie przepisow/składników – <text:span text:style-name="T16">możliwość przeglądania przepisów i składników celem ich edycji, a dodatkowo bedzie mógł przegladać przepisy w celu wydobycia z nich szczegółowych informacji.</text:span></text:p>
        </text:list-item>
        <text:list-item>
          <text:p text:style-name="P14">Edycja przepisów – <text:span text:style-name="T17">możliwość </text:span>zmian<text:span text:style-name="T17">y</text:span> nazwy, typu, listy składników, <text:span text:style-name="T17">opisu</text:span></text:p>
        </text:list-item>
        <text:list-item>
          <text:p text:style-name="P14">Edycja składników – <text:span text:style-name="T17">możliwośc </text:span>zmian<text:span text:style-name="T17">y</text:span> nazwy, makroskładników, kaloryczności</text:p>
        </text:list-item>
        <text:list-item>
          <text:p text:style-name="P14">Usuwanie przepisów (tylko dla roli Administratora) – <text:span text:style-name="T17">możliwość całkowitego usunięcia przepisu</text:span></text:p>
        </text:list-item>
        <text:list-item>
          <text:p text:style-name="P16">Dodawanie, <text:span text:style-name="T14">edytowanie</text:span> użytkowników (tylko dla roli Administratora) – <text:span text:style-name="T17">możliwość zmiany danych osobowych użytkownika, aktywacji, deaktywacji konta użytkownika, przypisania użytkownikowi roli administratora.</text:span></text:p>
        </text:list-item>
      </text:list>
      <text:list xml:id="list133422179613090" text:continue-list="list3780985006" text:style-name="WWNum2">
        <text:list-item>
          <text:p text:style-name="P11"><text:span text:style-name="T3">Przygotowanie środowiska de</text:span><text:span text:style-name="T11">w</text:span><text:span text:style-name="T3">eloperskiego</text:span></text:p>
        </text:list-item>
        <text:list-item>
          <text:p text:style-name="P9">Implementacja</text:p>
        </text:list-item>
        <text:list-item>
          <text:p text:style-name="P9">Testy i stabilizacja</text:p>
        </text:list-item>
        <text:list-item>
          <text:p text:style-name="P9">Dokumentacja</text:p>
        </text:list-item>
      </text:list>
      <text:p text:style-name="P3">to do:</text:p>
      <text:p text:style-name="P3"><text:span text:style-name="T15">W</text:span>yszukiwanie przepisów po posiadanych składnikach (lista składników, które przepis musi zawierać) – jako osobna wyszukiwarka</text:p>
      <text:p text:style-name="P3">sortowanie przepisów <text:span text:style-name="T15">(data, typ, opcjonalnie najbardziej pasujące przepisy)</text:span></text:p>
      <text:p text:style-name="P5">Dodawanie składników do przepisu przez przeciąganie</text:p>
      <text:p text:style-name="P6"><text:soft-page-break/>Produkty bez stronicowania – może być tak świetna dynamiczna lista</text:p>
      <text:p text:style-name="P3"/>
      <text:p text:style-name="P4">spring security, basic authoris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08:37:43.196000000</meta:creation-date>
    <dc:date>2019-07-10T13:34:20.218000000</dc:date>
    <meta:editing-duration>PT2H22M59S</meta:editing-duration>
    <meta:editing-cycles>6</meta:editing-cycles>
    <meta:generator>LibreOffice/6.2.4.2$Windows_X86_64 LibreOffice_project/2412653d852ce75f65fbfa83fb7e7b669a126d64</meta:generator>
    <meta:document-statistic meta:table-count="0" meta:image-count="0" meta:object-count="0" meta:page-count="2" meta:paragraph-count="24" meta:word-count="251" meta:character-count="2114" meta:non-whitespace-character-count="1889"/>
  </office:meta>
</office:document-meta>
</file>